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ext_20_body">
      <style:text-properties officeooo:rsid="0050cfd2" officeooo:paragraph-rsid="006aa3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bc481" style:font-weight-asian="bold" style:font-weight-complex="bold"/>
    </style:style>
    <style:style style:name="T4" style:family="text">
      <style:text-properties officeooo:rsid="007adf72"/>
    </style:style>
    <style:style style:name="T5" style:family="text">
      <style:text-properties officeooo:rsid="007fd452"/>
    </style:style>
    <style:style style:name="T6" style:family="text">
      <style:text-properties officeooo:rsid="006b8e60"/>
    </style:style>
    <style:style style:name="T7" style:family="text">
      <style:text-properties officeooo:rsid="006bc48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314706110752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2314706134960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">1. <text:span text:style-name="T4">Indica </text:span><text:span text:style-name="T6">qué</text:span><text:span text:style-name="T5"> harías para poder modificar las opciones de la BIOS sabiendo que está protegida por una contraseña desconocida.</text:span></text:p>
            <text:p text:style-name="P5"/>
            <text:p text:style-name="P5">Podemos quitar <text:span text:style-name="T7">l</text:span>a pila <text:span text:style-name="T7">y</text:span> reiniciar, de <text:span text:style-name="T7">e</text:span>sta forma normalmente <text:span text:style-name="T7">se </text:span>borra, pero algunas placas debido <text:span text:style-name="T7">a lo</text:span>s condensadores p<text:span text:style-name="T7">ueden</text:span> mantener <text:span text:style-name="T7">l</text:span>a información por varios días .</text:p>
            <text:p text:style-name="P5"><text:span text:style-name="T7">La</text:span> forma profesional de <text:span text:style-name="T7">h</text:span>acelo <text:span text:style-name="T7">es</text:span> cambiando <text:span text:style-name="T7">el</text:span> jumper de posición, <text:span text:style-name="T7">siempre</text:span> <text:span text:style-name="T7">siguiendo</text:span> <text:span text:style-name="T7">el </text:span>manual d<text:span text:style-name="T7">e la</text:span> placa base <text:span text:style-name="T7">y</text:span> reinicar.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02T21:13:43.300000000</dc:date>
    <meta:editing-duration>PT9H4M26S</meta:editing-duration>
    <meta:editing-cycles>158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7" meta:word-count="74" meta:character-count="456" meta:non-whitespace-character-count="387"/>
  </office:meta>
</office:document-meta>
</file>